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’(x)</text:p>
          </table:table-cell>
          <table:table-cell office:value-type="string" calcext:value-type="string">
            <text:p>f(x)/f’(x)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’(x)</text:p>
          </table:table-cell>
          <table:table-cell office:value-type="string" calcext:value-type="string">
            <text:p>f(x)/f’(x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’(x)</text:p>
          </table:table-cell>
          <table:table-cell office:value-type="string" calcext:value-type="string">
            <text:p>f(x)/f’(x)</text:p>
          </table:table-cell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 table:formula="of:=2.71828^[.C4]+2*[.C4]+1" office:value-type="float" office:value="-2.86466453469597" calcext:value-type="float">
            <text:p>-2.86466453469597</text:p>
          </table:table-cell>
          <table:table-cell table:number-columns-repeated="2"/>
          <table:table-cell table:formula="of:=2.71828^[.C4]+2" office:value-type="float" office:value="2.13533546530403" calcext:value-type="float">
            <text:p>2.13533546530403</text:p>
          </table:table-cell>
          <table:table-cell table:formula="of:=[.D4]/[.G4]" office:value-type="float" office:value="-1.34155245451707" calcext:value-type="float">
            <text:p>-1.34155245451707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formula="of:=[.K4]^2-4" office:value-type="float" office:value="-3" calcext:value-type="float">
            <text:p>-3</text:p>
          </table:table-cell>
          <table:table-cell table:number-columns-repeated="2"/>
          <table:table-cell table:formula="of:=2*[.K4]" office:value-type="float" office:value="-2" calcext:value-type="float">
            <text:p>-2</text:p>
          </table:table-cell>
          <table:table-cell table:formula="of:=[.L4]/[.O4]"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formula="of:=[.R4]^3-3*[.R4]^2-2*[.R4]+5" office:value-type="float" office:value="3" calcext:value-type="float">
            <text:p>3</text:p>
          </table:table-cell>
          <table:table-cell table:number-columns-repeated="2"/>
          <table:table-cell table:formula="of:=3*[.R4]^2-6*[.R4]-2" office:value-type="float" office:value="7" calcext:value-type="float">
            <text:p>7</text:p>
          </table:table-cell>
          <table:table-cell table:formula="of:=[.S4]/[.V4]" office:value-type="float" office:value="0.428571428571429" calcext:value-type="float">
            <text:p>0.428571428571429</text:p>
          </table:table-cell>
        </table:table-row>
        <table:table-row table:style-name="ro1">
          <table:table-cell table:number-columns-repeated="2"/>
          <table:table-cell table:formula="of:=[.C4]-[.H4]" office:value-type="float" office:value="-0.658447545482928" calcext:value-type="float">
            <text:p>-0.658447545482928</text:p>
          </table:table-cell>
          <table:table-cell table:formula="of:=2.71828^[.C5]+2*[.C5]+1" office:value-type="float" office:value="0.200759484145289" calcext:value-type="float">
            <text:p>0.200759484145289</text:p>
          </table:table-cell>
          <table:table-cell table:formula="of:=[.C4]-[.C5]" office:value-type="float" office:value="-1.34155245451707" calcext:value-type="float">
            <text:p>-1.34155245451707</text:p>
          </table:table-cell>
          <table:table-cell table:formula="of:=[.D4]-[.D5]" office:value-type="float" office:value="-3.06542401884126" calcext:value-type="float">
            <text:p>-3.06542401884126</text:p>
          </table:table-cell>
          <table:table-cell table:formula="of:=2.71828^[.C5]+2" office:value-type="float" office:value="2.51765457511114" calcext:value-type="float">
            <text:p>2.51765457511114</text:p>
          </table:table-cell>
          <table:table-cell table:formula="of:=[.D5]/[.G5]" office:value-type="float" office:value="0.0797406785386461" calcext:value-type="float">
            <text:p>0.079740678538646</text:p>
          </table:table-cell>
          <table:table-cell table:number-columns-repeated="2"/>
          <table:table-cell table:formula="of:=[.K4]-[.P4]" office:value-type="float" office:value="-2.5" calcext:value-type="float">
            <text:p>-2.5</text:p>
          </table:table-cell>
          <table:table-cell table:formula="of:=[.K5]^2-4" office:value-type="float" office:value="2.25" calcext:value-type="float">
            <text:p>2.25</text:p>
          </table:table-cell>
          <table:table-cell table:formula="of:=[.K4]-[.K5]" office:value-type="float" office:value="1.5" calcext:value-type="float">
            <text:p>1.5</text:p>
          </table:table-cell>
          <table:table-cell table:formula="of:=[.L4]-[.L5]" office:value-type="float" office:value="-5.25" calcext:value-type="float">
            <text:p>-5.25</text:p>
          </table:table-cell>
          <table:table-cell table:formula="of:=2*[.K5]" office:value-type="float" office:value="-5" calcext:value-type="float">
            <text:p>-5</text:p>
          </table:table-cell>
          <table:table-cell table:formula="of:=[.L5]/[.O5]" office:value-type="float" office:value="-0.45" calcext:value-type="float">
            <text:p>-0.45</text:p>
          </table:table-cell>
          <table:table-cell/>
          <table:table-cell table:formula="of:=[.R4]-[.W4]" office:value-type="float" office:value="-1.42857142857143" calcext:value-type="float">
            <text:p>-1.42857142857143</text:p>
          </table:table-cell>
          <table:table-cell table:formula="of:=[.R5]^3-3*[.R5]^2-2*[.R5]+5" office:value-type="float" office:value="-1.18075801749271" calcext:value-type="float">
            <text:p>-1.18075801749271</text:p>
          </table:table-cell>
          <table:table-cell table:formula="of:=[.R4]-[.R5]" office:value-type="float" office:value="0.428571428571429" calcext:value-type="float">
            <text:p>0.428571428571429</text:p>
          </table:table-cell>
          <table:table-cell table:formula="of:=[.S4]-[.S5]" office:value-type="float" office:value="4.18075801749271" calcext:value-type="float">
            <text:p>4.18075801749271</text:p>
          </table:table-cell>
          <table:table-cell table:formula="of:=3*[.R5]^2-6*[.R5]-2" office:value-type="float" office:value="12.6938775510204" calcext:value-type="float">
            <text:p>12.6938775510204</text:p>
          </table:table-cell>
          <table:table-cell table:formula="of:=[.S5]/[.V5]" office:value-type="float" office:value="-0.093017914561323" calcext:value-type="float">
            <text:p>-0.093017914561323</text:p>
          </table:table-cell>
        </table:table-row>
        <table:table-row table:style-name="ro1">
          <table:table-cell table:number-columns-repeated="2"/>
          <table:table-cell table:formula="of:=[.C5]-[.H5]" office:value-type="float" office:value="-0.738188224021574" calcext:value-type="float">
            <text:p>-0.738188224021574</text:p>
          </table:table-cell>
          <table:table-cell table:formula="of:=2.71828^[.C6]+2*[.C6]+1" office:value-type="float" office:value="0.00160291189090134" calcext:value-type="float">
            <text:p>0.001602911890901</text:p>
          </table:table-cell>
          <table:table-cell table:formula="of:=[.C5]-[.C6]" office:value-type="float" office:value="0.0797406785386461" calcext:value-type="float">
            <text:p>0.079740678538646</text:p>
          </table:table-cell>
          <table:table-cell table:formula="of:=[.D5]-[.D6]" office:value-type="float" office:value="0.199156572254388" calcext:value-type="float">
            <text:p>0.199156572254388</text:p>
          </table:table-cell>
          <table:table-cell table:formula="of:=2.71828^[.C6]+2" office:value-type="float" office:value="2.47797935993405" calcext:value-type="float">
            <text:p>2.47797935993405</text:p>
          </table:table-cell>
          <table:table-cell table:formula="of:=[.D6]/[.G6]" office:value-type="float" office:value="0.000646862486757759" calcext:value-type="float">
            <text:p>0.000646862486758</text:p>
          </table:table-cell>
          <table:table-cell table:number-columns-repeated="2"/>
          <table:table-cell table:formula="of:=[.K5]-[.P5]" office:value-type="float" office:value="-2.05" calcext:value-type="float">
            <text:p>-2.05</text:p>
          </table:table-cell>
          <table:table-cell table:formula="of:=[.K6]^2-4" office:value-type="float" office:value="0.2025" calcext:value-type="float">
            <text:p>0.2025</text:p>
          </table:table-cell>
          <table:table-cell table:formula="of:=[.K5]-[.K6]" office:value-type="float" office:value="-0.45" calcext:value-type="float">
            <text:p>-0.45</text:p>
          </table:table-cell>
          <table:table-cell table:formula="of:=[.L5]-[.L6]" office:value-type="float" office:value="2.0475" calcext:value-type="float">
            <text:p>2.0475</text:p>
          </table:table-cell>
          <table:table-cell table:formula="of:=2*[.K6]" office:value-type="float" office:value="-4.1" calcext:value-type="float">
            <text:p>-4.1</text:p>
          </table:table-cell>
          <table:table-cell table:formula="of:=[.L6]/[.O6]" office:value-type="float" office:value="-0.049390243902439" calcext:value-type="float">
            <text:p>-0.049390243902439</text:p>
          </table:table-cell>
          <table:table-cell/>
          <table:table-cell table:formula="of:=[.R5]-[.W5]" office:value-type="float" office:value="-1.33555351401011" calcext:value-type="float">
            <text:p>-1.33555351401011</text:p>
          </table:table-cell>
          <table:table-cell table:formula="of:=[.R6]^3-3*[.R6]^2-2*[.R6]+5" office:value-type="float" office:value="-0.062233600066504" calcext:value-type="float">
            <text:p>-0.062233600066504</text:p>
          </table:table-cell>
          <table:table-cell table:formula="of:=[.R5]-[.R6]" office:value-type="float" office:value="-0.093017914561323" calcext:value-type="float">
            <text:p>-0.093017914561323</text:p>
          </table:table-cell>
          <table:table-cell table:formula="of:=[.S5]-[.S6]" office:value-type="float" office:value="-1.11852441742621" calcext:value-type="float">
            <text:p>-1.11852441742621</text:p>
          </table:table-cell>
          <table:table-cell table:formula="of:=3*[.R6]^2-6*[.R6]-2" office:value-type="float" office:value="11.3644306504149" calcext:value-type="float">
            <text:p>11.3644306504149</text:p>
          </table:table-cell>
          <table:table-cell table:formula="of:=[.S6]/[.V6]" office:value-type="float" office:value="-0.00547617403642058" calcext:value-type="float">
            <text:p>-0.005476174036421</text:p>
          </table:table-cell>
        </table:table-row>
        <table:table-row table:style-name="ro1">
          <table:table-cell table:number-columns-repeated="2"/>
          <table:table-cell table:formula="of:=[.C6]-[.H6]" office:value-type="float" office:value="-0.738835086508331" calcext:value-type="float">
            <text:p>-0.738835086508331</text:p>
          </table:table-cell>
          <table:table-cell table:formula="of:=2.71828^[.C7]+2*[.C7]+1" office:value-type="float" office:value="0.000000100186991369711" calcext:value-type="float">
            <text:p>1.00186991369711E-07</text:p>
          </table:table-cell>
          <table:table-cell table:formula="of:=[.C6]-[.C7]" office:value-type="float" office:value="0.000646862486757716" calcext:value-type="float">
            <text:p>0.000646862486758</text:p>
          </table:table-cell>
          <table:table-cell table:formula="of:=[.D6]-[.D7]" office:value-type="float" office:value="0.00160281170390997" calcext:value-type="float">
            <text:p>0.00160281170391</text:p>
          </table:table-cell>
          <table:table-cell table:formula="of:=2.71828^[.C7]+2" office:value-type="float" office:value="2.47767027320365" calcext:value-type="float">
            <text:p>2.47767027320365</text:p>
          </table:table-cell>
          <table:table-cell table:formula="of:=[.D7]/[.G7]" office:value-type="float" office:value="0.0000000404359661788926" calcext:value-type="float">
            <text:p>4.04359661788926E-08</text:p>
          </table:table-cell>
          <table:table-cell table:number-columns-repeated="2"/>
          <table:table-cell table:formula="of:=[.K6]-[.P6]" office:value-type="float" office:value="-2.00060975609756" calcext:value-type="float">
            <text:p>-2.00060975609756</text:p>
          </table:table-cell>
          <table:table-cell table:formula="of:=[.K7]^2-4" office:value-type="float" office:value="0.00243939619274158" calcext:value-type="float">
            <text:p>0.002439396192742</text:p>
          </table:table-cell>
          <table:table-cell table:formula="of:=[.K6]-[.K7]" office:value-type="float" office:value="-0.049390243902439" calcext:value-type="float">
            <text:p>-0.049390243902439</text:p>
          </table:table-cell>
          <table:table-cell table:formula="of:=[.L6]-[.L7]" office:value-type="float" office:value="0.200060603807258" calcext:value-type="float">
            <text:p>0.200060603807258</text:p>
          </table:table-cell>
          <table:table-cell table:formula="of:=2*[.K7]" office:value-type="float" office:value="-4.00121951219512" calcext:value-type="float">
            <text:p>-4.00121951219512</text:p>
          </table:table-cell>
          <table:table-cell table:formula="of:=[.L7]/[.O7]" office:value-type="float" office:value="-0.000609663175266107" calcext:value-type="float">
            <text:p>-0.000609663175266</text:p>
          </table:table-cell>
          <table:table-cell/>
          <table:table-cell table:formula="of:=[.R6]-[.W6]" office:value-type="float" office:value="-1.33007733997369" calcext:value-type="float">
            <text:p>-1.33007733997369</text:p>
          </table:table-cell>
          <table:table-cell table:formula="of:=[.R7]^3-3*[.R7]^2-2*[.R7]+5" office:value-type="float" office:value="-0.000209954891938757" calcext:value-type="float">
            <text:p>-0.000209954891939</text:p>
          </table:table-cell>
          <table:table-cell table:formula="of:=[.R6]-[.R7]" office:value-type="float" office:value="-0.00547617403642064" calcext:value-type="float">
            <text:p>-0.005476174036421</text:p>
          </table:table-cell>
          <table:table-cell table:formula="of:=[.S6]-[.S7]" office:value-type="float" office:value="-0.0620236451745653" calcext:value-type="float">
            <text:p>-0.062023645174565</text:p>
          </table:table-cell>
          <table:table-cell table:formula="of:=3*[.R7]^2-6*[.R7]-2" office:value-type="float" office:value="11.2877812307765" calcext:value-type="float">
            <text:p>11.2877812307765</text:p>
          </table:table-cell>
          <table:table-cell table:formula="of:=[.S7]/[.V7]" office:value-type="float" office:value="-0.0000186001914500529" calcext:value-type="float">
            <text:p>-1.86001914500529E-05</text:p>
          </table:table-cell>
        </table:table-row>
        <table:table-row table:style-name="ro1">
          <table:table-cell table:number-columns-repeated="2"/>
          <table:table-cell table:formula="of:=[.C7]-[.H7]" office:value-type="float" office:value="-0.738835126944297" calcext:value-type="float">
            <text:p>-0.738835126944297</text:p>
          </table:table-cell>
          <table:table-cell table:formula="of:=2.71828^[.C8]+2*[.C8]+1" office:value-type="float" office:value="0.0000000000000135447209004269" calcext:value-type="float">
            <text:p>1.35447209004269E-14</text:p>
          </table:table-cell>
          <table:table-cell table:formula="of:=[.C7]-[.C8]" office:value-type="float" office:value="0.0000000404359661310139" calcext:value-type="float">
            <text:p>4.04359661310139E-08</text:p>
          </table:table-cell>
          <table:table-cell table:formula="of:=[.D7]-[.D8]" office:value-type="float" office:value="0.00000010018697782499" calcext:value-type="float">
            <text:p>1.0018697782499E-07</text:p>
          </table:table-cell>
          <table:table-cell table:formula="of:=2.71828^[.C8]+2" office:value-type="float" office:value="2.47767025388861" calcext:value-type="float">
            <text:p>2.47767025388861</text:p>
          </table:table-cell>
          <table:table-cell table:formula="of:=[.D8]/[.G8]" office:value-type="float" office:value="5.46671651692512E-015" calcext:value-type="float">
            <text:p>5.46671651692512E-15</text:p>
          </table:table-cell>
          <table:table-cell table:number-columns-repeated="2"/>
          <table:table-cell table:formula="of:=[.K7]-[.P7]" office:value-type="float" office:value="-2.00000009292229" calcext:value-type="float">
            <text:p>-2.00000009292229</text:p>
          </table:table-cell>
          <table:table-cell table:formula="of:=[.K8]^2-4" office:value-type="float" office:value="0.000000371689187872448" calcext:value-type="float">
            <text:p>3.71689187872448E-07</text:p>
          </table:table-cell>
          <table:table-cell table:formula="of:=[.K7]-[.K8]" office:value-type="float" office:value="-0.000609663175266117" calcext:value-type="float">
            <text:p>-0.000609663175266</text:p>
          </table:table-cell>
          <table:table-cell table:formula="of:=[.L7]-[.L8]" office:value-type="float" office:value="0.00243902450355371" calcext:value-type="float">
            <text:p>0.002439024503554</text:p>
          </table:table-cell>
          <table:table-cell table:formula="of:=2*[.K8]" office:value-type="float" office:value="-4.00000018584459" calcext:value-type="float">
            <text:p>-4.00000018584459</text:p>
          </table:table-cell>
          <table:table-cell table:formula="of:=[.L8]/[.O8]" office:value-type="float" office:value="-0.0000000929222926508357" calcext:value-type="float">
            <text:p>-9.29222926508357E-08</text:p>
          </table:table-cell>
          <table:table-cell/>
          <table:table-cell table:formula="of:=[.R7]-[.W7]" office:value-type="float" office:value="-1.33005873978224" calcext:value-type="float">
            <text:p>-1.33005873978224</text:p>
          </table:table-cell>
          <table:table-cell table:formula="of:=[.R8]^3-3*[.R8]^2-2*[.R8]+5" office:value-type="float" office:value="-0.00000000241838549186468" calcext:value-type="float">
            <text:p>-2.41838549186468E-09</text:p>
          </table:table-cell>
          <table:table-cell table:formula="of:=[.R7]-[.R8]" office:value-type="float" office:value="-0.0000186001914499467" calcext:value-type="float">
            <text:p>-1.86001914499467E-05</text:p>
          </table:table-cell>
          <table:table-cell table:formula="of:=[.S7]-[.S8]" office:value-type="float" office:value="-0.000209952473553265" calcext:value-type="float">
            <text:p>-0.000209952473553</text:p>
          </table:table-cell>
          <table:table-cell table:formula="of:=3*[.R8]^2-6*[.R8]-2" office:value-type="float" office:value="11.2875211925067" calcext:value-type="float">
            <text:p>11.2875211925067</text:p>
          </table:table-cell>
          <table:table-cell table:formula="of:=[.S8]/[.V8]" office:value-type="float" office:value="-0.00000000021425301894185" calcext:value-type="float">
            <text:p>-2.1425301894185E-10</text:p>
          </table:table-cell>
        </table:table-row>
        <table:table-row table:style-name="ro1">
          <table:table-cell table:number-columns-repeated="2"/>
          <table:table-cell table:formula="of:=[.C8]-[.H8]" office:value-type="float" office:value="-0.738835126944303" calcext:value-type="float">
            <text:p>-0.738835126944303</text:p>
          </table:table-cell>
          <table:table-cell table:formula="of:=2.71828^[.C9]+2*[.C9]+1" office:value-type="float" office:value="0" calcext:value-type="float">
            <text:p>0</text:p>
          </table:table-cell>
          <table:table-cell table:formula="of:=[.C8]-[.C9]" office:value-type="float" office:value="5.44009282066327E-015" calcext:value-type="float">
            <text:p>5.44009282066327E-15</text:p>
          </table:table-cell>
          <table:table-cell table:formula="of:=[.D8]-[.D9]" office:value-type="float" office:value="0.0000000000000135447209004269" calcext:value-type="float">
            <text:p>1.35447209004269E-14</text:p>
          </table:table-cell>
          <table:table-cell table:formula="of:=2.71828^[.C9]+2" office:value-type="float" office:value="2.47767025388861" calcext:value-type="float">
            <text:p>2.47767025388861</text:p>
          </table:table-cell>
          <table:table-cell table:formula="of:=[.D9]/[.G9]" office:value-type="float" office:value="0" calcext:value-type="float">
            <text:p>0</text:p>
          </table:table-cell>
          <table:table-cell table:number-columns-repeated="2"/>
          <table:table-cell table:formula="of:=[.K8]-[.P8]" office:value-type="float" office:value="-2" calcext:value-type="float">
            <text:p>-2</text:p>
          </table:table-cell>
          <table:table-cell table:formula="of:=[.K9]^2-4" office:value-type="float" office:value="0" calcext:value-type="float">
            <text:p>0</text:p>
          </table:table-cell>
          <table:table-cell table:formula="of:=[.K8]-[.K9]" office:value-type="float" office:value="-0.00000009292229252722" calcext:value-type="float">
            <text:p>-9.292229252722E-08</text:p>
          </table:table-cell>
          <table:table-cell table:formula="of:=[.L8]-[.L9]" office:value-type="float" office:value="0.000000371689187872448" calcext:value-type="float">
            <text:p>3.71689187872448E-07</text:p>
          </table:table-cell>
          <table:table-cell table:formula="of:=2*[.K9]" office:value-type="float" office:value="-4" calcext:value-type="float">
            <text:p>-4</text:p>
          </table:table-cell>
          <table:table-cell table:formula="of:=[.L9]/[.O9]" office:value-type="float" office:value="-0" calcext:value-type="float">
            <text:p>0</text:p>
          </table:table-cell>
          <table:table-cell/>
          <table:table-cell table:formula="of:=[.R8]-[.W8]" office:value-type="float" office:value="-1.33005873956798" calcext:value-type="float">
            <text:p>-1.33005873956798</text:p>
          </table:table-cell>
          <table:table-cell table:formula="of:=[.R9]^3-3*[.R9]^2-2*[.R9]+5" office:value-type="float" office:value="0" calcext:value-type="float">
            <text:p>0</text:p>
          </table:table-cell>
          <table:table-cell table:formula="of:=[.R8]-[.R9]" office:value-type="float" office:value="-0.000000000214253059738212" calcext:value-type="float">
            <text:p>-2.14253059738212E-10</text:p>
          </table:table-cell>
          <table:table-cell table:formula="of:=[.S8]-[.S9]" office:value-type="float" office:value="-0.00000000241838549186468" calcext:value-type="float">
            <text:p>-2.41838549186468E-09</text:p>
          </table:table-cell>
          <table:table-cell table:formula="of:=3*[.R9]^2-6*[.R9]-2" office:value-type="float" office:value="11.2875211895114" calcext:value-type="float">
            <text:p>11.2875211895114</text:p>
          </table:table-cell>
          <table:table-cell table:formula="of:=[.S9]/[.V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9]-[.H9]" office:value-type="float" office:value="-0.738835126944303" calcext:value-type="float">
            <text:p>-0.738835126944303</text:p>
          </table:table-cell>
          <table:table-cell table:formula="of:=2.71828^[.C10]+2*[.C10]+1" office:value-type="float" office:value="0" calcext:value-type="float">
            <text:p>0</text:p>
          </table:table-cell>
          <table:table-cell table:formula="of:=[.C9]-[.C10]" office:value-type="float" office:value="0" calcext:value-type="float">
            <text:p>0</text:p>
          </table:table-cell>
          <table:table-cell table:formula="of:=[.D9]-[.D10]" office:value-type="float" office:value="0" calcext:value-type="float">
            <text:p>0</text:p>
          </table:table-cell>
          <table:table-cell table:formula="of:=2.71828^[.C10]+2" office:value-type="float" office:value="2.47767025388861" calcext:value-type="float">
            <text:p>2.47767025388861</text:p>
          </table:table-cell>
          <table:table-cell table:formula="of:=[.D10]/[.G10]" office:value-type="float" office:value="0" calcext:value-type="float">
            <text:p>0</text:p>
          </table:table-cell>
          <table:table-cell table:number-columns-repeated="2"/>
          <table:table-cell table:formula="of:=[.K9]-[.P9]" office:value-type="float" office:value="-2" calcext:value-type="float">
            <text:p>-2</text:p>
          </table:table-cell>
          <table:table-cell table:formula="of:=[.K10]^2-4" office:value-type="float" office:value="0" calcext:value-type="float">
            <text:p>0</text:p>
          </table:table-cell>
          <table:table-cell table:formula="of:=[.K9]-[.K10]" office:value-type="float" office:value="0" calcext:value-type="float">
            <text:p>0</text:p>
          </table:table-cell>
          <table:table-cell table:formula="of:=[.L9]-[.L10]" office:value-type="float" office:value="0" calcext:value-type="float">
            <text:p>0</text:p>
          </table:table-cell>
          <table:table-cell table:formula="of:=2*[.K10]" office:value-type="float" office:value="-4" calcext:value-type="float">
            <text:p>-4</text:p>
          </table:table-cell>
          <table:table-cell table:formula="of:=[.L10]/[.O10]" office:value-type="float" office:value="-0" calcext:value-type="float">
            <text:p>0</text:p>
          </table:table-cell>
          <table:table-cell/>
          <table:table-cell table:formula="of:=[.R9]-[.W9]" office:value-type="float" office:value="-1.33005873956798" calcext:value-type="float">
            <text:p>-1.33005873956798</text:p>
          </table:table-cell>
          <table:table-cell table:formula="of:=[.R10]^3-3*[.R10]^2-2*[.R10]+5" office:value-type="float" office:value="0" calcext:value-type="float">
            <text:p>0</text:p>
          </table:table-cell>
          <table:table-cell table:formula="of:=[.R9]-[.R10]" office:value-type="float" office:value="0" calcext:value-type="float">
            <text:p>0</text:p>
          </table:table-cell>
          <table:table-cell table:formula="of:=[.S9]-[.S10]" office:value-type="float" office:value="0" calcext:value-type="float">
            <text:p>0</text:p>
          </table:table-cell>
          <table:table-cell table:formula="of:=3*[.R10]^2-6*[.R10]-2" office:value-type="float" office:value="11.2875211895114" calcext:value-type="float">
            <text:p>11.2875211895114</text:p>
          </table:table-cell>
          <table:table-cell table:formula="of:=[.S10]/[.V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10]-[.H10]" office:value-type="float" office:value="-0.738835126944303" calcext:value-type="float">
            <text:p>-0.738835126944303</text:p>
          </table:table-cell>
          <table:table-cell table:formula="of:=2.71828^[.C11]+2*[.C11]+1" office:value-type="float" office:value="0" calcext:value-type="float">
            <text:p>0</text:p>
          </table:table-cell>
          <table:table-cell table:formula="of:=[.C10]-[.C11]" office:value-type="float" office:value="0" calcext:value-type="float">
            <text:p>0</text:p>
          </table:table-cell>
          <table:table-cell table:formula="of:=[.D10]-[.D11]" office:value-type="float" office:value="0" calcext:value-type="float">
            <text:p>0</text:p>
          </table:table-cell>
          <table:table-cell table:formula="of:=2.71828^[.C11]+2" office:value-type="float" office:value="2.47767025388861" calcext:value-type="float">
            <text:p>2.47767025388861</text:p>
          </table:table-cell>
          <table:table-cell table:formula="of:=[.D11]/[.G11]" office:value-type="float" office:value="0" calcext:value-type="float">
            <text:p>0</text:p>
          </table:table-cell>
          <table:table-cell table:number-columns-repeated="2"/>
          <table:table-cell table:formula="of:=[.K10]-[.P10]" office:value-type="float" office:value="-2" calcext:value-type="float">
            <text:p>-2</text:p>
          </table:table-cell>
          <table:table-cell table:formula="of:=[.K11]^2-4" office:value-type="float" office:value="0" calcext:value-type="float">
            <text:p>0</text:p>
          </table:table-cell>
          <table:table-cell table:formula="of:=[.K10]-[.K11]" office:value-type="float" office:value="0" calcext:value-type="float">
            <text:p>0</text:p>
          </table:table-cell>
          <table:table-cell table:formula="of:=[.L10]-[.L11]" office:value-type="float" office:value="0" calcext:value-type="float">
            <text:p>0</text:p>
          </table:table-cell>
          <table:table-cell table:formula="of:=2*[.K11]" office:value-type="float" office:value="-4" calcext:value-type="float">
            <text:p>-4</text:p>
          </table:table-cell>
          <table:table-cell table:formula="of:=[.L11]/[.O11]" office:value-type="float" office:value="-0" calcext:value-type="float">
            <text:p>0</text:p>
          </table:table-cell>
          <table:table-cell/>
          <table:table-cell table:formula="of:=[.R10]-[.W10]" office:value-type="float" office:value="-1.33005873956798" calcext:value-type="float">
            <text:p>-1.33005873956798</text:p>
          </table:table-cell>
          <table:table-cell table:formula="of:=[.R11]^3-3*[.R11]^2-2*[.R11]+5" office:value-type="float" office:value="0" calcext:value-type="float">
            <text:p>0</text:p>
          </table:table-cell>
          <table:table-cell table:formula="of:=[.R10]-[.R11]" office:value-type="float" office:value="0" calcext:value-type="float">
            <text:p>0</text:p>
          </table:table-cell>
          <table:table-cell table:formula="of:=[.S10]-[.S11]" office:value-type="float" office:value="0" calcext:value-type="float">
            <text:p>0</text:p>
          </table:table-cell>
          <table:table-cell table:formula="of:=3*[.R11]^2-6*[.R11]-2" office:value-type="float" office:value="11.2875211895114" calcext:value-type="float">
            <text:p>11.2875211895114</text:p>
          </table:table-cell>
          <table:table-cell table:formula="of:=[.S11]/[.V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11]-[.H11]" office:value-type="float" office:value="-0.738835126944303" calcext:value-type="float">
            <text:p>-0.738835126944303</text:p>
          </table:table-cell>
          <table:table-cell table:formula="of:=2.71828^[.C12]+2*[.C12]+1" office:value-type="float" office:value="0" calcext:value-type="float">
            <text:p>0</text:p>
          </table:table-cell>
          <table:table-cell table:formula="of:=[.C11]-[.C12]" office:value-type="float" office:value="0" calcext:value-type="float">
            <text:p>0</text:p>
          </table:table-cell>
          <table:table-cell table:formula="of:=[.D11]-[.D12]" office:value-type="float" office:value="0" calcext:value-type="float">
            <text:p>0</text:p>
          </table:table-cell>
          <table:table-cell table:formula="of:=2.71828^[.C12]+2" office:value-type="float" office:value="2.47767025388861" calcext:value-type="float">
            <text:p>2.47767025388861</text:p>
          </table:table-cell>
          <table:table-cell table:formula="of:=[.D12]/[.G12]" office:value-type="float" office:value="0" calcext:value-type="float">
            <text:p>0</text:p>
          </table:table-cell>
          <table:table-cell table:number-columns-repeated="2"/>
          <table:table-cell table:formula="of:=[.K11]-[.P11]" office:value-type="float" office:value="-2" calcext:value-type="float">
            <text:p>-2</text:p>
          </table:table-cell>
          <table:table-cell table:formula="of:=[.K12]^2-4" office:value-type="float" office:value="0" calcext:value-type="float">
            <text:p>0</text:p>
          </table:table-cell>
          <table:table-cell table:formula="of:=[.K11]-[.K12]" office:value-type="float" office:value="0" calcext:value-type="float">
            <text:p>0</text:p>
          </table:table-cell>
          <table:table-cell table:formula="of:=[.L11]-[.L12]" office:value-type="float" office:value="0" calcext:value-type="float">
            <text:p>0</text:p>
          </table:table-cell>
          <table:table-cell table:formula="of:=2*[.K12]" office:value-type="float" office:value="-4" calcext:value-type="float">
            <text:p>-4</text:p>
          </table:table-cell>
          <table:table-cell table:formula="of:=[.L12]/[.O12]" office:value-type="float" office:value="-0" calcext:value-type="float">
            <text:p>0</text:p>
          </table:table-cell>
          <table:table-cell/>
          <table:table-cell table:formula="of:=[.R11]-[.W11]" office:value-type="float" office:value="-1.33005873956798" calcext:value-type="float">
            <text:p>-1.33005873956798</text:p>
          </table:table-cell>
          <table:table-cell table:formula="of:=[.R12]^3-3*[.R12]^2-2*[.R12]+5" office:value-type="float" office:value="0" calcext:value-type="float">
            <text:p>0</text:p>
          </table:table-cell>
          <table:table-cell table:formula="of:=[.R11]-[.R12]" office:value-type="float" office:value="0" calcext:value-type="float">
            <text:p>0</text:p>
          </table:table-cell>
          <table:table-cell table:formula="of:=[.S11]-[.S12]" office:value-type="float" office:value="0" calcext:value-type="float">
            <text:p>0</text:p>
          </table:table-cell>
          <table:table-cell table:formula="of:=3*[.R12]^2-6*[.R12]-2" office:value-type="float" office:value="11.2875211895114" calcext:value-type="float">
            <text:p>11.2875211895114</text:p>
          </table:table-cell>
          <table:table-cell table:formula="of:=[.S12]/[.V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12]-[.H12]" office:value-type="float" office:value="-0.738835126944303" calcext:value-type="float">
            <text:p>-0.738835126944303</text:p>
          </table:table-cell>
          <table:table-cell table:formula="of:=2.71828^[.C13]+2*[.C13]+1" office:value-type="float" office:value="0" calcext:value-type="float">
            <text:p>0</text:p>
          </table:table-cell>
          <table:table-cell table:formula="of:=[.C12]-[.C13]" office:value-type="float" office:value="0" calcext:value-type="float">
            <text:p>0</text:p>
          </table:table-cell>
          <table:table-cell table:formula="of:=[.D12]-[.D13]" office:value-type="float" office:value="0" calcext:value-type="float">
            <text:p>0</text:p>
          </table:table-cell>
          <table:table-cell table:formula="of:=2.71828^[.C13]+2" office:value-type="float" office:value="2.47767025388861" calcext:value-type="float">
            <text:p>2.47767025388861</text:p>
          </table:table-cell>
          <table:table-cell table:formula="of:=[.D13]/[.G13]" office:value-type="float" office:value="0" calcext:value-type="float">
            <text:p>0</text:p>
          </table:table-cell>
          <table:table-cell table:number-columns-repeated="2"/>
          <table:table-cell table:formula="of:=[.K12]-[.P12]" office:value-type="float" office:value="-2" calcext:value-type="float">
            <text:p>-2</text:p>
          </table:table-cell>
          <table:table-cell table:formula="of:=[.K13]^2-4" office:value-type="float" office:value="0" calcext:value-type="float">
            <text:p>0</text:p>
          </table:table-cell>
          <table:table-cell table:formula="of:=[.K12]-[.K13]" office:value-type="float" office:value="0" calcext:value-type="float">
            <text:p>0</text:p>
          </table:table-cell>
          <table:table-cell table:formula="of:=[.L12]-[.L13]" office:value-type="float" office:value="0" calcext:value-type="float">
            <text:p>0</text:p>
          </table:table-cell>
          <table:table-cell table:formula="of:=2*[.K13]" office:value-type="float" office:value="-4" calcext:value-type="float">
            <text:p>-4</text:p>
          </table:table-cell>
          <table:table-cell table:formula="of:=[.L13]/[.O13]" office:value-type="float" office:value="-0" calcext:value-type="float">
            <text:p>0</text:p>
          </table:table-cell>
          <table:table-cell/>
          <table:table-cell table:formula="of:=[.R12]-[.W12]" office:value-type="float" office:value="-1.33005873956798" calcext:value-type="float">
            <text:p>-1.33005873956798</text:p>
          </table:table-cell>
          <table:table-cell table:formula="of:=[.R13]^3-3*[.R13]^2-2*[.R13]+5" office:value-type="float" office:value="0" calcext:value-type="float">
            <text:p>0</text:p>
          </table:table-cell>
          <table:table-cell table:formula="of:=[.R12]-[.R13]" office:value-type="float" office:value="0" calcext:value-type="float">
            <text:p>0</text:p>
          </table:table-cell>
          <table:table-cell table:formula="of:=[.S12]-[.S13]" office:value-type="float" office:value="0" calcext:value-type="float">
            <text:p>0</text:p>
          </table:table-cell>
          <table:table-cell table:formula="of:=3*[.R13]^2-6*[.R13]-2" office:value-type="float" office:value="11.2875211895114" calcext:value-type="float">
            <text:p>11.2875211895114</text:p>
          </table:table-cell>
          <table:table-cell table:formula="of:=[.S13]/[.V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13]-[.H13]" office:value-type="float" office:value="-0.738835126944303" calcext:value-type="float">
            <text:p>-0.738835126944303</text:p>
          </table:table-cell>
          <table:table-cell table:formula="of:=2.71828^[.C14]+2*[.C14]+1" office:value-type="float" office:value="0" calcext:value-type="float">
            <text:p>0</text:p>
          </table:table-cell>
          <table:table-cell table:formula="of:=[.C13]-[.C14]" office:value-type="float" office:value="0" calcext:value-type="float">
            <text:p>0</text:p>
          </table:table-cell>
          <table:table-cell table:formula="of:=[.D13]-[.D14]" office:value-type="float" office:value="0" calcext:value-type="float">
            <text:p>0</text:p>
          </table:table-cell>
          <table:table-cell table:formula="of:=2.71828^[.C14]+2" office:value-type="float" office:value="2.47767025388861" calcext:value-type="float">
            <text:p>2.47767025388861</text:p>
          </table:table-cell>
          <table:table-cell table:formula="of:=[.D14]/[.G14]" office:value-type="float" office:value="0" calcext:value-type="float">
            <text:p>0</text:p>
          </table:table-cell>
          <table:table-cell table:number-columns-repeated="2"/>
          <table:table-cell table:formula="of:=[.K13]-[.P13]" office:value-type="float" office:value="-2" calcext:value-type="float">
            <text:p>-2</text:p>
          </table:table-cell>
          <table:table-cell table:formula="of:=[.K14]^2-4" office:value-type="float" office:value="0" calcext:value-type="float">
            <text:p>0</text:p>
          </table:table-cell>
          <table:table-cell table:formula="of:=[.K13]-[.K14]" office:value-type="float" office:value="0" calcext:value-type="float">
            <text:p>0</text:p>
          </table:table-cell>
          <table:table-cell table:formula="of:=[.L13]-[.L14]" office:value-type="float" office:value="0" calcext:value-type="float">
            <text:p>0</text:p>
          </table:table-cell>
          <table:table-cell table:formula="of:=2*[.K14]" office:value-type="float" office:value="-4" calcext:value-type="float">
            <text:p>-4</text:p>
          </table:table-cell>
          <table:table-cell table:formula="of:=[.L14]/[.O14]" office:value-type="float" office:value="-0" calcext:value-type="float">
            <text:p>0</text:p>
          </table:table-cell>
          <table:table-cell/>
          <table:table-cell table:formula="of:=[.R13]-[.W13]" office:value-type="float" office:value="-1.33005873956798" calcext:value-type="float">
            <text:p>-1.33005873956798</text:p>
          </table:table-cell>
          <table:table-cell table:formula="of:=[.R14]^3-3*[.R14]^2-2*[.R14]+5" office:value-type="float" office:value="0" calcext:value-type="float">
            <text:p>0</text:p>
          </table:table-cell>
          <table:table-cell table:formula="of:=[.R13]-[.R14]" office:value-type="float" office:value="0" calcext:value-type="float">
            <text:p>0</text:p>
          </table:table-cell>
          <table:table-cell table:formula="of:=[.S13]-[.S14]" office:value-type="float" office:value="0" calcext:value-type="float">
            <text:p>0</text:p>
          </table:table-cell>
          <table:table-cell table:formula="of:=3*[.R14]^2-6*[.R14]-2" office:value-type="float" office:value="11.2875211895114" calcext:value-type="float">
            <text:p>11.2875211895114</text:p>
          </table:table-cell>
          <table:table-cell table:formula="of:=[.S14]/[.V1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14]-[.H14]" office:value-type="float" office:value="-0.738835126944303" calcext:value-type="float">
            <text:p>-0.738835126944303</text:p>
          </table:table-cell>
          <table:table-cell table:formula="of:=2.71828^[.C15]+2*[.C15]+1" office:value-type="float" office:value="0" calcext:value-type="float">
            <text:p>0</text:p>
          </table:table-cell>
          <table:table-cell table:formula="of:=[.C14]-[.C15]" office:value-type="float" office:value="0" calcext:value-type="float">
            <text:p>0</text:p>
          </table:table-cell>
          <table:table-cell table:formula="of:=[.D14]-[.D15]" office:value-type="float" office:value="0" calcext:value-type="float">
            <text:p>0</text:p>
          </table:table-cell>
          <table:table-cell table:formula="of:=2.71828^[.C15]+2" office:value-type="float" office:value="2.47767025388861" calcext:value-type="float">
            <text:p>2.47767025388861</text:p>
          </table:table-cell>
          <table:table-cell table:formula="of:=[.D15]/[.G15]" office:value-type="float" office:value="0" calcext:value-type="float">
            <text:p>0</text:p>
          </table:table-cell>
          <table:table-cell table:number-columns-repeated="2"/>
          <table:table-cell table:formula="of:=[.K14]-[.P14]" office:value-type="float" office:value="-2" calcext:value-type="float">
            <text:p>-2</text:p>
          </table:table-cell>
          <table:table-cell table:formula="of:=[.K15]^2-4" office:value-type="float" office:value="0" calcext:value-type="float">
            <text:p>0</text:p>
          </table:table-cell>
          <table:table-cell table:formula="of:=[.K14]-[.K15]" office:value-type="float" office:value="0" calcext:value-type="float">
            <text:p>0</text:p>
          </table:table-cell>
          <table:table-cell table:formula="of:=[.L14]-[.L15]" office:value-type="float" office:value="0" calcext:value-type="float">
            <text:p>0</text:p>
          </table:table-cell>
          <table:table-cell table:formula="of:=2*[.K15]" office:value-type="float" office:value="-4" calcext:value-type="float">
            <text:p>-4</text:p>
          </table:table-cell>
          <table:table-cell table:formula="of:=[.L15]/[.O15]" office:value-type="float" office:value="-0" calcext:value-type="float">
            <text:p>0</text:p>
          </table:table-cell>
          <table:table-cell/>
          <table:table-cell table:formula="of:=[.R14]-[.W14]" office:value-type="float" office:value="-1.33005873956798" calcext:value-type="float">
            <text:p>-1.33005873956798</text:p>
          </table:table-cell>
          <table:table-cell table:formula="of:=[.R15]^3-3*[.R15]^2-2*[.R15]+5" office:value-type="float" office:value="0" calcext:value-type="float">
            <text:p>0</text:p>
          </table:table-cell>
          <table:table-cell table:formula="of:=[.R14]-[.R15]" office:value-type="float" office:value="0" calcext:value-type="float">
            <text:p>0</text:p>
          </table:table-cell>
          <table:table-cell table:formula="of:=[.S14]-[.S15]" office:value-type="float" office:value="0" calcext:value-type="float">
            <text:p>0</text:p>
          </table:table-cell>
          <table:table-cell table:formula="of:=3*[.R15]^2-6*[.R15]-2" office:value-type="float" office:value="11.2875211895114" calcext:value-type="float">
            <text:p>11.2875211895114</text:p>
          </table:table-cell>
          <table:table-cell table:formula="of:=[.S15]/[.V1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15]-[.H15]" office:value-type="float" office:value="-0.738835126944303" calcext:value-type="float">
            <text:p>-0.738835126944303</text:p>
          </table:table-cell>
          <table:table-cell table:formula="of:=2.71828^[.C16]+2*[.C16]+1" office:value-type="float" office:value="0" calcext:value-type="float">
            <text:p>0</text:p>
          </table:table-cell>
          <table:table-cell table:formula="of:=[.C15]-[.C16]" office:value-type="float" office:value="0" calcext:value-type="float">
            <text:p>0</text:p>
          </table:table-cell>
          <table:table-cell table:formula="of:=[.D15]-[.D16]" office:value-type="float" office:value="0" calcext:value-type="float">
            <text:p>0</text:p>
          </table:table-cell>
          <table:table-cell table:formula="of:=2.71828^[.C16]+2" office:value-type="float" office:value="2.47767025388861" calcext:value-type="float">
            <text:p>2.47767025388861</text:p>
          </table:table-cell>
          <table:table-cell table:formula="of:=[.D16]/[.G16]" office:value-type="float" office:value="0" calcext:value-type="float">
            <text:p>0</text:p>
          </table:table-cell>
          <table:table-cell table:number-columns-repeated="2"/>
          <table:table-cell table:formula="of:=[.K15]-[.P15]" office:value-type="float" office:value="-2" calcext:value-type="float">
            <text:p>-2</text:p>
          </table:table-cell>
          <table:table-cell table:formula="of:=[.K16]^2-4" office:value-type="float" office:value="0" calcext:value-type="float">
            <text:p>0</text:p>
          </table:table-cell>
          <table:table-cell table:formula="of:=[.K15]-[.K16]" office:value-type="float" office:value="0" calcext:value-type="float">
            <text:p>0</text:p>
          </table:table-cell>
          <table:table-cell table:formula="of:=[.L15]-[.L16]" office:value-type="float" office:value="0" calcext:value-type="float">
            <text:p>0</text:p>
          </table:table-cell>
          <table:table-cell table:formula="of:=2*[.K16]" office:value-type="float" office:value="-4" calcext:value-type="float">
            <text:p>-4</text:p>
          </table:table-cell>
          <table:table-cell table:formula="of:=[.L16]/[.O16]" office:value-type="float" office:value="-0" calcext:value-type="float">
            <text:p>0</text:p>
          </table:table-cell>
          <table:table-cell/>
          <table:table-cell table:formula="of:=[.R15]-[.W15]" office:value-type="float" office:value="-1.33005873956798" calcext:value-type="float">
            <text:p>-1.33005873956798</text:p>
          </table:table-cell>
          <table:table-cell table:formula="of:=[.R16]^3-3*[.R16]^2-2*[.R16]+5" office:value-type="float" office:value="0" calcext:value-type="float">
            <text:p>0</text:p>
          </table:table-cell>
          <table:table-cell table:formula="of:=[.R15]-[.R16]" office:value-type="float" office:value="0" calcext:value-type="float">
            <text:p>0</text:p>
          </table:table-cell>
          <table:table-cell table:formula="of:=[.S15]-[.S16]" office:value-type="float" office:value="0" calcext:value-type="float">
            <text:p>0</text:p>
          </table:table-cell>
          <table:table-cell table:formula="of:=3*[.R16]^2-6*[.R16]-2" office:value-type="float" office:value="11.2875211895114" calcext:value-type="float">
            <text:p>11.2875211895114</text:p>
          </table:table-cell>
          <table:table-cell table:formula="of:=[.S16]/[.V16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yk Kaniewski</meta:initial-creator>
    <meta:creation-date>2019-12-12T13:58:59.241334732</meta:creation-date>
    <dc:date>2019-12-12T14:32:59.274833938</dc:date>
    <dc:creator>Patryk Kaniewski</dc:creator>
    <meta:editing-duration>PT23M29S</meta:editing-duration>
    <meta:editing-cycles>2</meta:editing-cycles>
    <meta:generator>LibreOffice/6.0.7.3$Linux_X86_64 LibreOffice_project/00m0$Build-3</meta:generator>
    <meta:document-statistic meta:table-count="1" meta:cell-count="246" meta:object-count="0"/>
  </office:meta>
</office:document-meta>
</file>